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Globbing and Export statement</text:p>
      <text:p text:style-name="Preformatted_20_Text"/>
      <text:p text:style-name="P1">1) Write a Bash script to do all operations discussed under Globbing</text:p>
      <text:p text:style-name="Standard">god@god:~$ ls</text:p>
      <text:p text:style-name="Standard">alphabets.txt <text:s/>error_log <text:s text:c="4"/>ns-allinone-3.32 <text:s text:c="3"/>results <text:s text:c="5"/>test1</text:p>
      <text:p text:style-name="Standard">a.out <text:s text:c="9"/>grepdemo.txt <text:s/>ns-allinone-3.36.1 <text:s/>sample <text:s text:c="6"/>test_1.txt</text:p>
      <text:p text:style-name="Standard">assignment.sh <text:s/>hello.cpp <text:s text:c="4"/>numbers.txt <text:s text:c="8"/>sample.txt <text:s text:c="2"/>test_2</text:p>
      <text:p text:style-name="Standard">demodir <text:s text:c="7"/>it.txt <text:s text:c="7"/>Pictures <text:s text:c="11"/>seddemo.txt <text:s/>test2</text:p>
      <text:p text:style-name="Standard">Desktop <text:s text:c="7"/>marks.txt <text:s text:c="4"/>process_info <text:s text:c="7"/>snap <text:s text:c="8"/>testb</text:p>
      <text:p text:style-name="Standard">Documents <text:s text:c="5"/>Music <text:s text:c="8"/>Public <text:s text:c="13"/>Templates <text:s text:c="3"/>testdir</text:p>
      <text:p text:style-name="Standard">Downloads <text:s text:c="5"/>netanim <text:s text:c="6"/>README.md <text:s text:c="10"/>test_1 <text:s text:c="6"/>Videos</text:p>
      <text:p text:style-name="Standard"/>
      <text:p text:style-name="Standard">god@god:~$ ls s*.txt</text:p>
      <text:p text:style-name="Standard">sample.txt <text:s/>seddemo.txt</text:p>
      <text:p text:style-name="Standard"/>
      <text:p text:style-name="Standard">god@god:~$ ls a*.sh</text:p>
      <text:p text:style-name="Standard">assignment.sh</text:p>
      <text:p text:style-name="Standard"/>
      <text:p text:style-name="Standard">god@god:~$ ls [Aa]*.txt</text:p>
      <text:p text:style-name="Standard">alphabets.txt</text:p>
      <text:p text:style-name="Standard"/>
      <text:p text:style-name="Standard">god@god:~$ ls [^a-c]*.txt</text:p>
      <text:p text:style-name="Standard">grepdemo.txt <text:s/>marks.txt <text:s text:c="3"/>sample.txt <text:s text:c="2"/>test_1.txt</text:p>
      <text:p text:style-name="Standard">it.txt <text:s text:c="7"/>numbers.txt <text:s/>seddemo.txt</text:p>
      <text:p text:style-name="Standard"/>
      <text:p text:style-name="Standard">god@god:~$ ls [a-c]*.txt</text:p>
      <text:p text:style-name="Standard">alphabets.t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5:44:28.074675346</meta:creation-date>
    <dc:date>2023-09-21T15:45:37.259321953</dc:date>
    <meta:editing-duration>PT1M9S</meta:editing-duration>
    <meta:editing-cycles>1</meta:editing-cycles>
    <meta:document-statistic meta:table-count="0" meta:image-count="0" meta:object-count="0" meta:page-count="1" meta:paragraph-count="21" meta:word-count="80" meta:character-count="849" meta:non-whitespace-character-count="622"/>
    <meta:generator>LibreOffice/6.4.7.2$Linux_X86_64 LibreOffice_project/40$Build-2</meta:generator>
  </office:meta>
</office:document-meta>
</file>